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2.501cm" fo:margin-right="0cm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amju-rd to build</text:h>
      <text:h text:style-name="Heading_20_2" text:outline-level="2">Mac OS X</text:h>
      <text:p text:style-name="Standard"/>
      <text:p text:style-name="Standard">Set environment variables</text:p>
      <text:p text:style-name="Standard">E.g. add these to ~.bashrc or similar</text:p>
      <text:p text:style-name="Standard"/>
      <text:p text:style-name="P1">export AMJULIB_MAC_SCRIPT_PATH=</text:p>
      <text:p text:style-name="P2">'/Users/jasoncolman/projects/amjulib/Script/MacOSX'</text:p>
      <text:p text:style-name="P1">export AMJU_BUILD_ARCH=Mac</text:p>
      <text:p text:style-name="P1">export AMJU_MACHDEP='-arch i386 -DMACOSX -DXP_MACOSX -D__i386__'</text:p>
      <text:p text:style-name="Standard"/>
      <text:p text:style-name="Standard">Make amjulib first? I don't think this was necessary</text:p>
      <text:p text:style-name="Standard">Update Source/Version.h?</text:p>
      <text:p text:style-name="Standard"/>
      <text:p text:style-name="P1">cd amjulib/Script/MacOSX</text:p>
      <text:p text:style-name="P1">./make_release</text:p>
      <text:p text:style-name="Standard"/>
      <text:p text:style-name="Standard">Had to fix "Camera.h" clash and add -DAMJU_USE_BASS to Makefile to get this to build:</text:p>
      <text:p text:style-name="Standard">(Back in amju-ww)</text:p>
      <text:p text:style-name="Standard"/>
      <text:p text:style-name="P1">cd Script/MacOSX</text:p>
      <text:p text:style-name="P1">make</text:p>
      <text:p text:style-name="Standard"/>
      <text:p text:style-name="Standard">This makes macgame exe in Build/Mac dir.</text:p>
      <text:p text:style-name="Standard">To compile the assets....</text:p>
      <text:p text:style-name="Standard"/>
      <text:p text:style-name="P1">cd ../AssetCompiler</text:p>
      <text:p text:style-name="P1">./make-everything-mac.sh</text:p>
      <text:p text:style-name="Standard"/>
      <text:p text:style-name="Standard">(This failed because dir names passed to mkdir must have "/" appended)</text:p>
      <text:p text:style-name="Standard">Now we can run</text:p>
      <text:p text:style-name="Standard"/>
      <text:p text:style-name="P1">make run</text:p>
      <text:p text:style-name="Standard"/>
      <text:h text:style-name="Heading_20_2" text:outline-level="2">iOS/XCode</text:h>
      <text:p text:style-name="Standard">Workspace has amjulib as well as the game-specific stuff</text:p>
      <text:p text:style-name="Standard"/>
      <text:p text:style-name="Standard">Open <text:span text:style-name="T1">Rainbow Drop.xcworkspace</text:span>, in Script/iOS-XCode-rainbowDrop/.</text:p>
      <text:p text:style-name="Standard"/>
      <text:p text:style-name="Standard">Build assets: in Script/AssetCompiler:</text:p>
      <text:p text:style-name="Standard"><text:tab/>./make-everything-ios.s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6-07-31T13:48:34</meta:creation-date>
    <dc:date>2016-08-29T09:36:16</dc:date>
    <dc:creator>Jason Colman</dc:creator>
    <meta:editing-duration>P8DT11H37M</meta:editing-duration>
    <meta:editing-cycles>20</meta:editing-cycles>
    <meta:generator>OpenOffice/4.1.2$Unix OpenOffice.org_project/412m3$Build-9782</meta:generator>
    <meta:document-statistic meta:table-count="0" meta:image-count="0" meta:object-count="0" meta:page-count="1" meta:paragraph-count="28" meta:word-count="115" meta:character-count="894"/>
  </office:meta>
</office:document-meta>
</file>